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25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0462" calcext:value-type="float">
            <text:p>141.04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25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15288" calcext:value-type="float">
            <text:p>141.1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2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70152" calcext:value-type="float">
            <text:p>141.7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25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68628" calcext:value-type="float">
            <text:p>141.68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25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86916" calcext:value-type="float">
            <text:p>141.86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24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768576" calcext:value-type="float">
            <text:p>141.76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24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939264" calcext:value-type="float">
            <text:p>141.93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24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012416" calcext:value-type="float">
            <text:p>142.01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24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89964" calcext:value-type="float">
            <text:p>141.89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24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91488" calcext:value-type="float">
            <text:p>141.9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24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905736" calcext:value-type="float">
            <text:p>141.90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24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62532" calcext:value-type="float">
            <text:p>141.62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2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51864" calcext:value-type="float">
            <text:p>141.5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2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67104" calcext:value-type="float">
            <text:p>141.6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2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649704" calcext:value-type="float">
            <text:p>141.64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24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732" calcext:value-type="float">
            <text:p>141.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24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45768" calcext:value-type="float">
            <text:p>141.4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23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67104" calcext:value-type="float">
            <text:p>141.6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23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652752" calcext:value-type="float">
            <text:p>141.65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23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347952" calcext:value-type="float">
            <text:p>141.34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2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41196" calcext:value-type="float">
            <text:p>141.41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23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372336" calcext:value-type="float">
            <text:p>141.37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23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338808" calcext:value-type="float">
            <text:p>141.33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2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277848" calcext:value-type="float">
            <text:p>141.27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23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24432" calcext:value-type="float">
            <text:p>141.2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23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250416" calcext:value-type="float">
            <text:p>141.25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23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104112" calcext:value-type="float">
            <text:p>141.10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23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034008" calcext:value-type="float">
            <text:p>141.03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23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158976" calcext:value-type="float">
            <text:p>141.15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22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945616" calcext:value-type="float">
            <text:p>140.94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22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87856" calcext:value-type="float">
            <text:p>140.8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22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80236" calcext:value-type="float">
            <text:p>140.80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22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820648" calcext:value-type="float">
            <text:p>140.82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22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6652" calcext:value-type="float">
            <text:p>140.6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2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662152" calcext:value-type="float">
            <text:p>140.66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22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659104" calcext:value-type="float">
            <text:p>140.65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22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531856" calcext:value-type="float">
            <text:p>137.53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22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640816" calcext:value-type="float">
            <text:p>140.64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22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01344" calcext:value-type="float">
            <text:p>138.0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22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556" calcext:value-type="float">
            <text:p>140.0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22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99464" calcext:value-type="float">
            <text:p>139.9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21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99464" calcext:value-type="float">
            <text:p>139.9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21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54328" calcext:value-type="float">
            <text:p>140.5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21-10-26 18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556" calcext:value-type="float">
            <text:p>140.0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2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39088" calcext:value-type="float">
            <text:p>140.3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21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363448" calcext:value-type="float">
            <text:p>140.36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21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32992" calcext:value-type="float">
            <text:p>140.3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21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339064" calcext:value-type="float">
            <text:p>140.33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21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71424" calcext:value-type="float">
            <text:p>140.17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21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262864" calcext:value-type="float">
            <text:p>140.26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21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71424" calcext:value-type="float">
            <text:p>140.17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21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59232" calcext:value-type="float">
            <text:p>140.15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21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95808" calcext:value-type="float">
            <text:p>140.19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21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28168" calcext:value-type="float">
            <text:p>140.02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20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4036" calcext:value-type="float">
            <text:p>140.04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20-10-22 23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558776" calcext:value-type="float">
            <text:p>139.55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20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06272" calcext:value-type="float">
            <text:p>136.0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20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004552" calcext:value-type="float">
            <text:p>137.00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20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468104" calcext:value-type="float">
            <text:p>136.46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20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714992" calcext:value-type="float">
            <text:p>136.71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20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894824" calcext:value-type="float">
            <text:p>136.89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20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894824" calcext:value-type="float">
            <text:p>136.89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20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903968" calcext:value-type="float">
            <text:p>136.90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20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568688" calcext:value-type="float">
            <text:p>136.56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20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510776" calcext:value-type="float">
            <text:p>136.51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20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647936" calcext:value-type="float">
            <text:p>136.64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20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87044" calcext:value-type="float">
            <text:p>136.87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20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983216" calcext:value-type="float">
            <text:p>136.98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20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409936" calcext:value-type="float">
            <text:p>137.40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20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229848" calcext:value-type="float">
            <text:p>138.22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20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117072" calcext:value-type="float">
            <text:p>138.11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20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452352" calcext:value-type="float">
            <text:p>138.45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20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824208" calcext:value-type="float">
            <text:p>138.82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20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058904" calcext:value-type="float">
            <text:p>139.05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20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296648" calcext:value-type="float">
            <text:p>139.29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20-06-04 21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43076" calcext:value-type="float">
            <text:p>139.43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20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446" calcext:value-type="float">
            <text:p>139.4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20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446" calcext:value-type="float">
            <text:p>139.4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20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458192" calcext:value-type="float">
            <text:p>139.45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20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424664" calcext:value-type="float">
            <text:p>139.42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20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436856" calcext:value-type="float">
            <text:p>139.43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20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446" calcext:value-type="float">
            <text:p>139.4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20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424664" calcext:value-type="float">
            <text:p>139.42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20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446" calcext:value-type="float">
            <text:p>139.4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20-04-17 17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446" calcext:value-type="float">
            <text:p>139.4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20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58316" calcext:value-type="float">
            <text:p>139.58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20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561824" calcext:value-type="float">
            <text:p>139.56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20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570968" calcext:value-type="float">
            <text:p>139.5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20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595352" calcext:value-type="float">
            <text:p>139.59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20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616688" calcext:value-type="float">
            <text:p>139.61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20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58316" calcext:value-type="float">
            <text:p>139.58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20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561824" calcext:value-type="float">
            <text:p>139.56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20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503912" calcext:value-type="float">
            <text:p>139.50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2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53744" calcext:value-type="float">
            <text:p>139.5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20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561824" calcext:value-type="float">
            <text:p>139.56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20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503912" calcext:value-type="float">
            <text:p>139.50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9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53744" calcext:value-type="float">
            <text:p>139.5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9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528296" calcext:value-type="float">
            <text:p>139.52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9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503912" calcext:value-type="float">
            <text:p>139.50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9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516104" calcext:value-type="float">
            <text:p>139.51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9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494768" calcext:value-type="float">
            <text:p>139.49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9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482576" calcext:value-type="float">
            <text:p>139.48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9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528296" calcext:value-type="float">
            <text:p>139.52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9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482576" calcext:value-type="float">
            <text:p>139.48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9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470384" calcext:value-type="float">
            <text:p>139.47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9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41552" calcext:value-type="float">
            <text:p>139.4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9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427712" calcext:value-type="float">
            <text:p>139.42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9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41552" calcext:value-type="float">
            <text:p>139.4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9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41552" calcext:value-type="float">
            <text:p>139.4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9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403328" calcext:value-type="float">
            <text:p>139.40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9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394184" calcext:value-type="float">
            <text:p>139.39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9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381992" calcext:value-type="float">
            <text:p>139.38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9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360656" calcext:value-type="float">
            <text:p>139.36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9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327128" calcext:value-type="float">
            <text:p>139.32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9-10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244832" calcext:value-type="float">
            <text:p>139.24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9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403328" calcext:value-type="float">
            <text:p>139.40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9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314936" calcext:value-type="float">
            <text:p>139.31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9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336272" calcext:value-type="float">
            <text:p>139.33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9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302744" calcext:value-type="float">
            <text:p>139.30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9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302744" calcext:value-type="float">
            <text:p>139.30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9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281408" calcext:value-type="float">
            <text:p>139.28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9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281408" calcext:value-type="float">
            <text:p>139.28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9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281408" calcext:value-type="float">
            <text:p>139.28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9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269216" calcext:value-type="float">
            <text:p>139.26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9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281408" calcext:value-type="float">
            <text:p>139.28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9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24788" calcext:value-type="float">
            <text:p>139.24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9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260072" calcext:value-type="float">
            <text:p>139.26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9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235688" calcext:value-type="float">
            <text:p>139.23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9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24788" calcext:value-type="float">
            <text:p>139.24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9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281408" calcext:value-type="float">
            <text:p>139.28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9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24788" calcext:value-type="float">
            <text:p>139.24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9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235688" calcext:value-type="float">
            <text:p>139.23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9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260072" calcext:value-type="float">
            <text:p>139.26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9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302744" calcext:value-type="float">
            <text:p>139.30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9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24788" calcext:value-type="float">
            <text:p>139.24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9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269216" calcext:value-type="float">
            <text:p>139.26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9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24788" calcext:value-type="float">
            <text:p>139.24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9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235688" calcext:value-type="float">
            <text:p>139.23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9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281408" calcext:value-type="float">
            <text:p>139.28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9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281408" calcext:value-type="float">
            <text:p>139.28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9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281408" calcext:value-type="float">
            <text:p>139.28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9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302744" calcext:value-type="float">
            <text:p>139.30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9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24788" calcext:value-type="float">
            <text:p>139.24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9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314936" calcext:value-type="float">
            <text:p>139.31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9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281408" calcext:value-type="float">
            <text:p>139.28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9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348464" calcext:value-type="float">
            <text:p>139.34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9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302744" calcext:value-type="float">
            <text:p>139.30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9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2936" calcext:value-type="float">
            <text:p>139.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9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327128" calcext:value-type="float">
            <text:p>139.32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9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302744" calcext:value-type="float">
            <text:p>139.30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9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327128" calcext:value-type="float">
            <text:p>139.32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9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2936" calcext:value-type="float">
            <text:p>139.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9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281408" calcext:value-type="float">
            <text:p>139.28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9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302744" calcext:value-type="float">
            <text:p>139.30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9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314936" calcext:value-type="float">
            <text:p>139.31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9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2936" calcext:value-type="float">
            <text:p>139.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9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302744" calcext:value-type="float">
            <text:p>139.30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9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336272" calcext:value-type="float">
            <text:p>139.33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9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302744" calcext:value-type="float">
            <text:p>139.30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9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314936" calcext:value-type="float">
            <text:p>139.31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9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302744" calcext:value-type="float">
            <text:p>139.30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9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302744" calcext:value-type="float">
            <text:p>139.30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9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2936" calcext:value-type="float">
            <text:p>139.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9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269216" calcext:value-type="float">
            <text:p>139.26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9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281408" calcext:value-type="float">
            <text:p>139.28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9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269216" calcext:value-type="float">
            <text:p>139.26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9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269216" calcext:value-type="float">
            <text:p>139.26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8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302744" calcext:value-type="float">
            <text:p>139.30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8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269216" calcext:value-type="float">
            <text:p>139.26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8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269216" calcext:value-type="float">
            <text:p>139.26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8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235688" calcext:value-type="float">
            <text:p>139.23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8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24788" calcext:value-type="float">
            <text:p>139.24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8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24788" calcext:value-type="float">
            <text:p>139.24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8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281408" calcext:value-type="float">
            <text:p>139.28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8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260072" calcext:value-type="float">
            <text:p>139.26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8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226544" calcext:value-type="float">
            <text:p>139.22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8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226544" calcext:value-type="float">
            <text:p>139.22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8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214352" calcext:value-type="float">
            <text:p>139.21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8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226544" calcext:value-type="float">
            <text:p>139.22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8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20216" calcext:value-type="float">
            <text:p>139.2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8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20216" calcext:value-type="float">
            <text:p>139.2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8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180824" calcext:value-type="float">
            <text:p>139.18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8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226544" calcext:value-type="float">
            <text:p>139.22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8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235688" calcext:value-type="float">
            <text:p>139.23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8-10-09 22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9126" calcext:value-type="float">
            <text:p>138.91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8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235688" calcext:value-type="float">
            <text:p>139.23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8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226544" calcext:value-type="float">
            <text:p>139.22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8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235688" calcext:value-type="float">
            <text:p>139.23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8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235688" calcext:value-type="float">
            <text:p>139.23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8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260072" calcext:value-type="float">
            <text:p>139.26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8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24788" calcext:value-type="float">
            <text:p>139.24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8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214352" calcext:value-type="float">
            <text:p>139.21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8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20216" calcext:value-type="float">
            <text:p>139.2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8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180824" calcext:value-type="float">
            <text:p>139.18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8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168632" calcext:value-type="float">
            <text:p>139.16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8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180824" calcext:value-type="float">
            <text:p>139.18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8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193016" calcext:value-type="float">
            <text:p>139.19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8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147296" calcext:value-type="float">
            <text:p>139.14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8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168632" calcext:value-type="float">
            <text:p>139.16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8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12596" calcext:value-type="float">
            <text:p>139.12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8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12596" calcext:value-type="float">
            <text:p>139.12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8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147296" calcext:value-type="float">
            <text:p>139.14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8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101576" calcext:value-type="float">
            <text:p>139.10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8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12596" calcext:value-type="float">
            <text:p>139.12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8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147296" calcext:value-type="float">
            <text:p>139.14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8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113768" calcext:value-type="float">
            <text:p>139.11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8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147296" calcext:value-type="float">
            <text:p>139.14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8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135104" calcext:value-type="float">
            <text:p>139.13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8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101576" calcext:value-type="float">
            <text:p>139.10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8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113768" calcext:value-type="float">
            <text:p>139.11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8-05-3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12596" calcext:value-type="float">
            <text:p>139.12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8-05-2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08024" calcext:value-type="float">
            <text:p>139.0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8-05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135104" calcext:value-type="float">
            <text:p>139.13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8-05-1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101576" calcext:value-type="float">
            <text:p>139.10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8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092432" calcext:value-type="float">
            <text:p>139.09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8-05-0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092432" calcext:value-type="float">
            <text:p>139.09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8-05-01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12596" calcext:value-type="float">
            <text:p>139.12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8-04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135104" calcext:value-type="float">
            <text:p>139.13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8-04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12596" calcext:value-type="float">
            <text:p>139.12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8-04-1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092432" calcext:value-type="float">
            <text:p>139.09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8-04-1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092432" calcext:value-type="float">
            <text:p>139.09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8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135104" calcext:value-type="float">
            <text:p>139.13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8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12596" calcext:value-type="float">
            <text:p>139.12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8-03-25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101576" calcext:value-type="float">
            <text:p>139.10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8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12596" calcext:value-type="float">
            <text:p>139.12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8-03-1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12596" calcext:value-type="float">
            <text:p>139.12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8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113768" calcext:value-type="float">
            <text:p>139.11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8-03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092432" calcext:value-type="float">
            <text:p>139.09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8-02-2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092432" calcext:value-type="float">
            <text:p>139.09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8-02-21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113768" calcext:value-type="float">
            <text:p>139.11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8-02-15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092432" calcext:value-type="float">
            <text:p>139.09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8-02-10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12596" calcext:value-type="float">
            <text:p>139.12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8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113768" calcext:value-type="float">
            <text:p>139.11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8-01-3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068048" calcext:value-type="float">
            <text:p>139.06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8-0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068048" calcext:value-type="float">
            <text:p>139.06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8-0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092432" calcext:value-type="float">
            <text:p>139.09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8-01-1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068048" calcext:value-type="float">
            <text:p>139.06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8-01-10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101576" calcext:value-type="float">
            <text:p>139.10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8-0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046712" calcext:value-type="float">
            <text:p>139.04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7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068048" calcext:value-type="float">
            <text:p>139.06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7-12-25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058904" calcext:value-type="float">
            <text:p>139.05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7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113768" calcext:value-type="float">
            <text:p>139.11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7-12-1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046712" calcext:value-type="float">
            <text:p>139.04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7-12-1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013184" calcext:value-type="float">
            <text:p>139.01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7-12-0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046712" calcext:value-type="float">
            <text:p>139.04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7-11-3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022328" calcext:value-type="float">
            <text:p>139.02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7-11-25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046712" calcext:value-type="float">
            <text:p>139.04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7-1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03452" calcext:value-type="float">
            <text:p>139.03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7-11-1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013184" calcext:value-type="float">
            <text:p>139.01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7-11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03452" calcext:value-type="float">
            <text:p>139.03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7-11-05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013184" calcext:value-type="float">
            <text:p>139.01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7-10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03452" calcext:value-type="float">
            <text:p>139.03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7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967464" calcext:value-type="float">
            <text:p>138.96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7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000992" calcext:value-type="float">
            <text:p>139.00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7-10-1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967464" calcext:value-type="float">
            <text:p>138.96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7-10-10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979656" calcext:value-type="float">
            <text:p>138.97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7-10-0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933936" calcext:value-type="float">
            <text:p>138.93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7-10-03 17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92784" calcext:value-type="float">
            <text:p>138.9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7-09-3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933936" calcext:value-type="float">
            <text:p>138.93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7-09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979656" calcext:value-type="float">
            <text:p>138.97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7-09-2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955272" calcext:value-type="float">
            <text:p>138.95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7-09-1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921744" calcext:value-type="float">
            <text:p>138.92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7-09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9126" calcext:value-type="float">
            <text:p>138.91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7-09-0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900408" calcext:value-type="float">
            <text:p>138.90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7-08-3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888216" calcext:value-type="float">
            <text:p>138.88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7-08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900408" calcext:value-type="float">
            <text:p>138.90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7-08-2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86688" calcext:value-type="float">
            <text:p>138.8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7-08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888216" calcext:value-type="float">
            <text:p>138.88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7-08-10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879072" calcext:value-type="float">
            <text:p>138.87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7-08-0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86688" calcext:value-type="float">
            <text:p>138.8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7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89736" calcext:value-type="float">
            <text:p>138.8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7-07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854688" calcext:value-type="float">
            <text:p>138.85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7-07-2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86688" calcext:value-type="float">
            <text:p>138.8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7-07-2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82116" calcext:value-type="float">
            <text:p>138.82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7-07-1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845544" calcext:value-type="float">
            <text:p>138.84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7-07-1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854688" calcext:value-type="float">
            <text:p>138.85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7-07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86688" calcext:value-type="float">
            <text:p>138.8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7-06-30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854688" calcext:value-type="float">
            <text:p>138.85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7-06-2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845544" calcext:value-type="float">
            <text:p>138.84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7-06-2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82116" calcext:value-type="float">
            <text:p>138.82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7-06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845544" calcext:value-type="float">
            <text:p>138.84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7-06-11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845544" calcext:value-type="float">
            <text:p>138.84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7-06-0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854688" calcext:value-type="float">
            <text:p>138.85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7-05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86688" calcext:value-type="float">
            <text:p>138.8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7-05-2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845544" calcext:value-type="float">
            <text:p>138.84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7-05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86688" calcext:value-type="float">
            <text:p>138.8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7-05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854688" calcext:value-type="float">
            <text:p>138.85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7-05-1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854688" calcext:value-type="float">
            <text:p>138.85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7-05-0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82116" calcext:value-type="float">
            <text:p>138.82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7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900408" calcext:value-type="float">
            <text:p>138.90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7-04-2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854688" calcext:value-type="float">
            <text:p>138.85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7-04-2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812016" calcext:value-type="float">
            <text:p>138.81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7-04-15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845544" calcext:value-type="float">
            <text:p>138.84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7-04-1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82116" calcext:value-type="float">
            <text:p>138.82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7-04-0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82116" calcext:value-type="float">
            <text:p>138.82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7-03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854688" calcext:value-type="float">
            <text:p>138.85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7-03-2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82116" calcext:value-type="float">
            <text:p>138.82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7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854688" calcext:value-type="float">
            <text:p>138.85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7-03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82116" calcext:value-type="float">
            <text:p>138.82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7-03-1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799824" calcext:value-type="float">
            <text:p>138.79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7-03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833352" calcext:value-type="float">
            <text:p>138.83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7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89736" calcext:value-type="float">
            <text:p>138.8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7-02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845544" calcext:value-type="float">
            <text:p>138.84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7-02-20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82116" calcext:value-type="float">
            <text:p>138.82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7-02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833352" calcext:value-type="float">
            <text:p>138.83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7-02-1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812016" calcext:value-type="float">
            <text:p>138.81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7-02-05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82116" calcext:value-type="float">
            <text:p>138.82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7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8364" calcext:value-type="float">
            <text:p>138.8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7-0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812016" calcext:value-type="float">
            <text:p>138.81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7-01-2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833352" calcext:value-type="float">
            <text:p>138.83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7-01-20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845544" calcext:value-type="float">
            <text:p>138.84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7-01-15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82116" calcext:value-type="float">
            <text:p>138.82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7-01-1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799824" calcext:value-type="float">
            <text:p>138.79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7-0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833352" calcext:value-type="float">
            <text:p>138.83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6-12-30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787632" calcext:value-type="float">
            <text:p>138.78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6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8364" calcext:value-type="float">
            <text:p>138.8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6-12-2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812016" calcext:value-type="float">
            <text:p>138.81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6-12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766296" calcext:value-type="float">
            <text:p>138.76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6-12-15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778488" calcext:value-type="float">
            <text:p>138.77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6-12-10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787632" calcext:value-type="float">
            <text:p>138.78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6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833352" calcext:value-type="float">
            <text:p>138.83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6-11-3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799824" calcext:value-type="float">
            <text:p>138.79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6-11-25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778488" calcext:value-type="float">
            <text:p>138.77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6-1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754104" calcext:value-type="float">
            <text:p>138.75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6-11-1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74496" calcext:value-type="float">
            <text:p>138.7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6-11-1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754104" calcext:value-type="float">
            <text:p>138.75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6-1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74496" calcext:value-type="float">
            <text:p>138.7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6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80592" calcext:value-type="float">
            <text:p>138.8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6-10-3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732768" calcext:value-type="float">
            <text:p>138.73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6-10-2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720576" calcext:value-type="float">
            <text:p>138.72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6-10-20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7602" calcext:value-type="float">
            <text:p>138.76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6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677904" calcext:value-type="float">
            <text:p>138.67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6-10-1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598656" calcext:value-type="float">
            <text:p>138.59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6-10-1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57732" calcext:value-type="float">
            <text:p>138.57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6-10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586464" calcext:value-type="float">
            <text:p>138.58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6-09-3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552936" calcext:value-type="float">
            <text:p>138.55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6-09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632184" calcext:value-type="float">
            <text:p>138.63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6-09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565128" calcext:value-type="float">
            <text:p>138.56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6-09-1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565128" calcext:value-type="float">
            <text:p>138.56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6-09-1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552936" calcext:value-type="float">
            <text:p>138.55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6-05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427968" calcext:value-type="float">
            <text:p>138.42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6-05-20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427968" calcext:value-type="float">
            <text:p>138.42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6-05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427968" calcext:value-type="float">
            <text:p>138.42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6-05-10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44016" calcext:value-type="float">
            <text:p>138.4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6-05-0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406632" calcext:value-type="float">
            <text:p>138.40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6-04-30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449304" calcext:value-type="float">
            <text:p>138.44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6-04-25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44016" calcext:value-type="float">
            <text:p>138.4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6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415776" calcext:value-type="float">
            <text:p>138.41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6-04-15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427968" calcext:value-type="float">
            <text:p>138.42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6-04-10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415776" calcext:value-type="float">
            <text:p>138.41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6-04-05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39444" calcext:value-type="float">
            <text:p>138.39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6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427968" calcext:value-type="float">
            <text:p>138.42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6-03-25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39444" calcext:value-type="float">
            <text:p>138.39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6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360912" calcext:value-type="float">
            <text:p>138.36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6-03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406632" calcext:value-type="float">
            <text:p>138.40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6-03-11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39444" calcext:value-type="float">
            <text:p>138.39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6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382248" calcext:value-type="float">
            <text:p>138.38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6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360912" calcext:value-type="float">
            <text:p>138.36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6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373104" calcext:value-type="float">
            <text:p>138.37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6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39444" calcext:value-type="float">
            <text:p>138.39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6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327384" calcext:value-type="float">
            <text:p>138.32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6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327384" calcext:value-type="float">
            <text:p>138.32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6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360912" calcext:value-type="float">
            <text:p>138.36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6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34872" calcext:value-type="float">
            <text:p>138.3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6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327384" calcext:value-type="float">
            <text:p>138.32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6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339576" calcext:value-type="float">
            <text:p>138.33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6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281664" calcext:value-type="float">
            <text:p>138.28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6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281664" calcext:value-type="float">
            <text:p>138.28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5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293856" calcext:value-type="float">
            <text:p>138.29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5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303" calcext:value-type="float">
            <text:p>138.3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5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281664" calcext:value-type="float">
            <text:p>138.28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5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315192" calcext:value-type="float">
            <text:p>138.31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5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293856" calcext:value-type="float">
            <text:p>138.29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5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235944" calcext:value-type="float">
            <text:p>138.23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5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269472" calcext:value-type="float">
            <text:p>138.26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5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269472" calcext:value-type="float">
            <text:p>138.26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5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269472" calcext:value-type="float">
            <text:p>138.26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5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248136" calcext:value-type="float">
            <text:p>138.24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5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248136" calcext:value-type="float">
            <text:p>138.24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5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260328" calcext:value-type="float">
            <text:p>138.26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5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281664" calcext:value-type="float">
            <text:p>138.28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5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235944" calcext:value-type="float">
            <text:p>138.23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5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27252" calcext:value-type="float">
            <text:p>138.27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156696" calcext:value-type="float">
            <text:p>138.15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5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13536" calcext:value-type="float">
            <text:p>138.1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5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144504" calcext:value-type="float">
            <text:p>138.14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13536" calcext:value-type="float">
            <text:p>138.1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123168" calcext:value-type="float">
            <text:p>138.12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123168" calcext:value-type="float">
            <text:p>138.12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110976" calcext:value-type="float">
            <text:p>138.11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123168" calcext:value-type="float">
            <text:p>138.12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110976" calcext:value-type="float">
            <text:p>138.11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08964" calcext:value-type="float">
            <text:p>138.08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08964" calcext:value-type="float">
            <text:p>138.08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101832" calcext:value-type="float">
            <text:p>138.10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08964" calcext:value-type="float">
            <text:p>138.08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077448" calcext:value-type="float">
            <text:p>138.07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068304" calcext:value-type="float">
            <text:p>138.06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056112" calcext:value-type="float">
            <text:p>138.05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068304" calcext:value-type="float">
            <text:p>138.06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056112" calcext:value-type="float">
            <text:p>138.05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056112" calcext:value-type="float">
            <text:p>138.05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04392" calcext:value-type="float">
            <text:p>138.0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04392" calcext:value-type="float">
            <text:p>138.0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04392" calcext:value-type="float">
            <text:p>138.0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04392" calcext:value-type="float">
            <text:p>138.0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04392" calcext:value-type="float">
            <text:p>138.0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056112" calcext:value-type="float">
            <text:p>138.05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056112" calcext:value-type="float">
            <text:p>138.05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04392" calcext:value-type="float">
            <text:p>138.0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04392" calcext:value-type="float">
            <text:p>138.0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101832" calcext:value-type="float">
            <text:p>138.10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08964" calcext:value-type="float">
            <text:p>138.08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110976" calcext:value-type="float">
            <text:p>138.11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144504" calcext:value-type="float">
            <text:p>138.14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123168" calcext:value-type="float">
            <text:p>138.12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123168" calcext:value-type="float">
            <text:p>138.12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13536" calcext:value-type="float">
            <text:p>138.1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123168" calcext:value-type="float">
            <text:p>138.12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13536" calcext:value-type="float">
            <text:p>138.1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123168" calcext:value-type="float">
            <text:p>138.12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123168" calcext:value-type="float">
            <text:p>138.12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110976" calcext:value-type="float">
            <text:p>138.11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13536" calcext:value-type="float">
            <text:p>138.1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110976" calcext:value-type="float">
            <text:p>138.11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101832" calcext:value-type="float">
            <text:p>138.10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110976" calcext:value-type="float">
            <text:p>138.11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5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077448" calcext:value-type="float">
            <text:p>138.07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5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101832" calcext:value-type="float">
            <text:p>138.10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5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13536" calcext:value-type="float">
            <text:p>138.1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5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110976" calcext:value-type="float">
            <text:p>138.11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110976" calcext:value-type="float">
            <text:p>138.11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101832" calcext:value-type="float">
            <text:p>138.10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04392" calcext:value-type="float">
            <text:p>138.0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056112" calcext:value-type="float">
            <text:p>138.05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068304" calcext:value-type="float">
            <text:p>138.06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077448" calcext:value-type="float">
            <text:p>138.07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056112" calcext:value-type="float">
            <text:p>138.05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034776" calcext:value-type="float">
            <text:p>138.03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976864" calcext:value-type="float">
            <text:p>137.97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4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034776" calcext:value-type="float">
            <text:p>138.03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4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04392" calcext:value-type="float">
            <text:p>138.0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4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010392" calcext:value-type="float">
            <text:p>138.01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022584" calcext:value-type="float">
            <text:p>138.02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001248" calcext:value-type="float">
            <text:p>138.00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4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001248" calcext:value-type="float">
            <text:p>138.00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4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001248" calcext:value-type="float">
            <text:p>138.00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4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955528" calcext:value-type="float">
            <text:p>137.95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4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96772" calcext:value-type="float">
            <text:p>137.96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4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96772" calcext:value-type="float">
            <text:p>137.96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4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96772" calcext:value-type="float">
            <text:p>137.96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4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931144" calcext:value-type="float">
            <text:p>137.93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931144" calcext:value-type="float">
            <text:p>137.93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909808" calcext:value-type="float">
            <text:p>137.90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922" calcext:value-type="float">
            <text:p>137.9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909808" calcext:value-type="float">
            <text:p>137.90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98296" calcext:value-type="float">
            <text:p>137.9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909808" calcext:value-type="float">
            <text:p>137.90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909808" calcext:value-type="float">
            <text:p>137.90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897616" calcext:value-type="float">
            <text:p>137.89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864088" calcext:value-type="float">
            <text:p>137.86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87628" calcext:value-type="float">
            <text:p>137.87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842752" calcext:value-type="float">
            <text:p>137.84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4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922" calcext:value-type="float">
            <text:p>137.9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854944" calcext:value-type="float">
            <text:p>137.85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83056" calcext:value-type="float">
            <text:p>137.8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821416" calcext:value-type="float">
            <text:p>137.82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809224" calcext:value-type="float">
            <text:p>137.80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809224" calcext:value-type="float">
            <text:p>137.80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787888" calcext:value-type="float">
            <text:p>137.78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4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86104" calcext:value-type="float">
            <text:p>137.8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775696" calcext:value-type="float">
            <text:p>137.77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75436" calcext:value-type="float">
            <text:p>137.75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763504" calcext:value-type="float">
            <text:p>137.76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742168" calcext:value-type="float">
            <text:p>137.74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729976" calcext:value-type="float">
            <text:p>137.72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729976" calcext:value-type="float">
            <text:p>137.72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70864" calcext:value-type="float">
            <text:p>137.7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696448" calcext:value-type="float">
            <text:p>137.69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696448" calcext:value-type="float">
            <text:p>137.69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696448" calcext:value-type="float">
            <text:p>137.69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687304" calcext:value-type="float">
            <text:p>137.68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696448" calcext:value-type="float">
            <text:p>137.69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696448" calcext:value-type="float">
            <text:p>137.69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70864" calcext:value-type="float">
            <text:p>137.7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696448" calcext:value-type="float">
            <text:p>137.69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696448" calcext:value-type="float">
            <text:p>137.69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687304" calcext:value-type="float">
            <text:p>137.68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66292" calcext:value-type="float">
            <text:p>137.66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687304" calcext:value-type="float">
            <text:p>137.68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675112" calcext:value-type="float">
            <text:p>137.67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650728" calcext:value-type="float">
            <text:p>137.65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4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70864" calcext:value-type="float">
            <text:p>137.7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650728" calcext:value-type="float">
            <text:p>137.65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641584" calcext:value-type="float">
            <text:p>137.64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608056" calcext:value-type="float">
            <text:p>137.60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629392" calcext:value-type="float">
            <text:p>137.62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6172" calcext:value-type="float">
            <text:p>137.6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595864" calcext:value-type="float">
            <text:p>137.59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583672" calcext:value-type="float">
            <text:p>137.58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574528" calcext:value-type="float">
            <text:p>137.57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608056" calcext:value-type="float">
            <text:p>137.60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4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55624" calcext:value-type="float">
            <text:p>137.5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4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562336" calcext:value-type="float">
            <text:p>137.56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4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574528" calcext:value-type="float">
            <text:p>137.57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4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58672" calcext:value-type="float">
            <text:p>137.5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4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516616" calcext:value-type="float">
            <text:p>137.51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4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537952" calcext:value-type="float">
            <text:p>137.53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4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483088" calcext:value-type="float">
            <text:p>137.48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4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55624" calcext:value-type="float">
            <text:p>137.5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4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49528" calcext:value-type="float">
            <text:p>137.4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4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504424" calcext:value-type="float">
            <text:p>137.50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470896" calcext:value-type="float">
            <text:p>137.47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437368" calcext:value-type="float">
            <text:p>137.43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44956" calcext:value-type="float">
            <text:p>137.44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49528" calcext:value-type="float">
            <text:p>137.4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4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4648" calcext:value-type="float">
            <text:p>137.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461752" calcext:value-type="float">
            <text:p>137.46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461752" calcext:value-type="float">
            <text:p>137.46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3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461752" calcext:value-type="float">
            <text:p>137.46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3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394696" calcext:value-type="float">
            <text:p>137.39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3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470896" calcext:value-type="float">
            <text:p>137.47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3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40384" calcext:value-type="float">
            <text:p>137.4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3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370312" calcext:value-type="float">
            <text:p>137.37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3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416032" calcext:value-type="float">
            <text:p>137.41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3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370312" calcext:value-type="float">
            <text:p>137.37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3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370312" calcext:value-type="float">
            <text:p>137.37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3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382504" calcext:value-type="float">
            <text:p>137.38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3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370312" calcext:value-type="float">
            <text:p>137.37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3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43432" calcext:value-type="float">
            <text:p>137.4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3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361168" calcext:value-type="float">
            <text:p>137.36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3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382504" calcext:value-type="float">
            <text:p>137.38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3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455656" calcext:value-type="float">
            <text:p>137.45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348976" calcext:value-type="float">
            <text:p>137.34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315448" calcext:value-type="float">
            <text:p>137.31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3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34288" calcext:value-type="float">
            <text:p>137.3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32764" calcext:value-type="float">
            <text:p>137.32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315448" calcext:value-type="float">
            <text:p>137.31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32764" calcext:value-type="float">
            <text:p>137.32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315448" calcext:value-type="float">
            <text:p>137.31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922" calcext:value-type="float">
            <text:p>137.9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105136" calcext:value-type="float">
            <text:p>137.10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12952" calcext:value-type="float">
            <text:p>137.1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3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12952" calcext:value-type="float">
            <text:p>137.1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117328" calcext:value-type="float">
            <text:p>137.11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0838" calcext:value-type="float">
            <text:p>137.08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0838" calcext:value-type="float">
            <text:p>137.08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095992" calcext:value-type="float">
            <text:p>137.09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062464" calcext:value-type="float">
            <text:p>137.06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0838" calcext:value-type="float">
            <text:p>137.08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3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06856" calcext:value-type="float">
            <text:p>137.0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03808" calcext:value-type="float">
            <text:p>137.0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99236" calcext:value-type="float">
            <text:p>136.99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03808" calcext:value-type="float">
            <text:p>137.0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062464" calcext:value-type="float">
            <text:p>137.06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983216" calcext:value-type="float">
            <text:p>136.98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004552" calcext:value-type="float">
            <text:p>137.00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3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971024" calcext:value-type="float">
            <text:p>136.97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983216" calcext:value-type="float">
            <text:p>136.98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99236" calcext:value-type="float">
            <text:p>136.99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958832" calcext:value-type="float">
            <text:p>136.95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3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983216" calcext:value-type="float">
            <text:p>136.98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3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949688" calcext:value-type="float">
            <text:p>136.94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3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971024" calcext:value-type="float">
            <text:p>136.97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3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971024" calcext:value-type="float">
            <text:p>136.97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3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903968" calcext:value-type="float">
            <text:p>136.90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3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903968" calcext:value-type="float">
            <text:p>136.90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3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91616" calcext:value-type="float">
            <text:p>136.9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3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891776" calcext:value-type="float">
            <text:p>136.89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3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88568" calcext:value-type="float">
            <text:p>136.8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3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925304" calcext:value-type="float">
            <text:p>136.92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858248" calcext:value-type="float">
            <text:p>136.85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836912" calcext:value-type="float">
            <text:p>136.83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858248" calcext:value-type="float">
            <text:p>136.85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87044" calcext:value-type="float">
            <text:p>136.87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836912" calcext:value-type="float">
            <text:p>136.83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2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8552" calcext:value-type="float">
            <text:p>136.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2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82472" calcext:value-type="float">
            <text:p>136.8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2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846056" calcext:value-type="float">
            <text:p>136.84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2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846056" calcext:value-type="float">
            <text:p>136.84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2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82472" calcext:value-type="float">
            <text:p>136.8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2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769856" calcext:value-type="float">
            <text:p>136.76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2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769856" calcext:value-type="float">
            <text:p>136.76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2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736328" calcext:value-type="float">
            <text:p>136.73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2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736328" calcext:value-type="float">
            <text:p>136.73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2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745472" calcext:value-type="float">
            <text:p>136.74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2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724136" calcext:value-type="float">
            <text:p>136.72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690608" calcext:value-type="float">
            <text:p>136.69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690608" calcext:value-type="float">
            <text:p>136.69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690608" calcext:value-type="float">
            <text:p>136.69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666224" calcext:value-type="float">
            <text:p>136.66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663176" calcext:value-type="float">
            <text:p>136.66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721088" calcext:value-type="float">
            <text:p>136.72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711944" calcext:value-type="float">
            <text:p>136.71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742424" calcext:value-type="float">
            <text:p>136.74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721088" calcext:value-type="float">
            <text:p>136.72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663176" calcext:value-type="float">
            <text:p>136.66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635744" calcext:value-type="float">
            <text:p>136.63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635744" calcext:value-type="float">
            <text:p>136.63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635744" calcext:value-type="float">
            <text:p>136.63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635744" calcext:value-type="float">
            <text:p>136.63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2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25144" calcext:value-type="float">
            <text:p>137.2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2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3124" calcext:value-type="float">
            <text:p>137.3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230104" calcext:value-type="float">
            <text:p>137.23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242296" calcext:value-type="float">
            <text:p>137.24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96188" calcext:value-type="float">
            <text:p>136.96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010648" calcext:value-type="float">
            <text:p>137.01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2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0076" calcext:value-type="float">
            <text:p>137.0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010648" calcext:value-type="float">
            <text:p>137.01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108184" calcext:value-type="float">
            <text:p>137.10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010648" calcext:value-type="float">
            <text:p>137.01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974072" calcext:value-type="float">
            <text:p>136.97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894824" calcext:value-type="float">
            <text:p>136.89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818624" calcext:value-type="float">
            <text:p>136.81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38276" calcext:value-type="float">
            <text:p>136.38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647936" calcext:value-type="float">
            <text:p>136.64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907016" calcext:value-type="float">
            <text:p>136.90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937496" calcext:value-type="float">
            <text:p>136.93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858248" calcext:value-type="float">
            <text:p>136.85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67232" calcext:value-type="float">
            <text:p>136.6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666224" calcext:value-type="float">
            <text:p>136.66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544304" calcext:value-type="float">
            <text:p>136.54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2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64184" calcext:value-type="float">
            <text:p>136.6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294368" calcext:value-type="float">
            <text:p>136.29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294368" calcext:value-type="float">
            <text:p>136.29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2-0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64184" calcext:value-type="float">
            <text:p>136.6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2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724136" calcext:value-type="float">
            <text:p>136.72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2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647936" calcext:value-type="float">
            <text:p>136.64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2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68756" calcext:value-type="float">
            <text:p>136.68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2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65708" calcext:value-type="float">
            <text:p>136.65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2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58088" calcext:value-type="float">
            <text:p>136.5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486392" calcext:value-type="float">
            <text:p>136.48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2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553448" calcext:value-type="float">
            <text:p>136.55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477248" calcext:value-type="float">
            <text:p>136.47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50468" calcext:value-type="float">
            <text:p>136.50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1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446768" calcext:value-type="float">
            <text:p>136.44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1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42848" calcext:value-type="float">
            <text:p>136.4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1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513824" calcext:value-type="float">
            <text:p>136.51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1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398" calcext:value-type="float">
            <text:p>136.3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1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477248" calcext:value-type="float">
            <text:p>136.47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1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410192" calcext:value-type="float">
            <text:p>136.41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1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42848" calcext:value-type="float">
            <text:p>136.4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1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330944" calcext:value-type="float">
            <text:p>136.33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1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35228" calcext:value-type="float">
            <text:p>136.35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1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273032" calcext:value-type="float">
            <text:p>136.27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1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419336" calcext:value-type="float">
            <text:p>136.41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294368" calcext:value-type="float">
            <text:p>136.29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1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27608" calcext:value-type="float">
            <text:p>136.2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1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312656" calcext:value-type="float">
            <text:p>136.31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273032" calcext:value-type="float">
            <text:p>136.27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1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263888" calcext:value-type="float">
            <text:p>136.26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187688" calcext:value-type="float">
            <text:p>136.18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196832" calcext:value-type="float">
            <text:p>136.19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1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227312" calcext:value-type="float">
            <text:p>136.22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254744" calcext:value-type="float">
            <text:p>136.25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1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18464" calcext:value-type="float">
            <text:p>136.1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1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196832" calcext:value-type="float">
            <text:p>136.19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178544" calcext:value-type="float">
            <text:p>136.17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178544" calcext:value-type="float">
            <text:p>136.17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1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160256" calcext:value-type="float">
            <text:p>136.16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1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0932" calcext:value-type="float">
            <text:p>136.0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1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120632" calcext:value-type="float">
            <text:p>136.12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1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0932" calcext:value-type="float">
            <text:p>136.0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1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111488" calcext:value-type="float">
            <text:p>136.11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1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053576" calcext:value-type="float">
            <text:p>136.05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1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053576" calcext:value-type="float">
            <text:p>136.05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1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0932" calcext:value-type="float">
            <text:p>136.0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1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03224" calcext:value-type="float">
            <text:p>136.0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1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06272" calcext:value-type="float">
            <text:p>136.0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1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026144" calcext:value-type="float">
            <text:p>136.02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1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017" calcext:value-type="float">
            <text:p>136.0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1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977376" calcext:value-type="float">
            <text:p>135.97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1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017" calcext:value-type="float">
            <text:p>136.0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1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03224" calcext:value-type="float">
            <text:p>136.0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1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959088" calcext:value-type="float">
            <text:p>135.95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1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959088" calcext:value-type="float">
            <text:p>135.95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1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959088" calcext:value-type="float">
            <text:p>135.95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1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928608" calcext:value-type="float">
            <text:p>135.92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1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977376" calcext:value-type="float">
            <text:p>135.97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1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91032" calcext:value-type="float">
            <text:p>135.9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1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882888" calcext:value-type="float">
            <text:p>135.88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1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870696" calcext:value-type="float">
            <text:p>135.87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1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91032" calcext:value-type="float">
            <text:p>135.9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1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968232" calcext:value-type="float">
            <text:p>135.96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1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861552" calcext:value-type="float">
            <text:p>135.86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1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017" calcext:value-type="float">
            <text:p>136.0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1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892032" calcext:value-type="float">
            <text:p>135.89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1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72744" calcext:value-type="float">
            <text:p>135.7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1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718296" calcext:value-type="float">
            <text:p>135.71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1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739632" calcext:value-type="float">
            <text:p>135.73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739632" calcext:value-type="float">
            <text:p>135.73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1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718296" calcext:value-type="float">
            <text:p>135.71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69696" calcext:value-type="float">
            <text:p>135.6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1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72744" calcext:value-type="float">
            <text:p>135.7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1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69696" calcext:value-type="float">
            <text:p>135.6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1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69696" calcext:value-type="float">
            <text:p>135.6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1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69696" calcext:value-type="float">
            <text:p>135.6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1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69696" calcext:value-type="float">
            <text:p>135.6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1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672576" calcext:value-type="float">
            <text:p>135.67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1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65124" calcext:value-type="float">
            <text:p>135.65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1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60552" calcext:value-type="float">
            <text:p>135.6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1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343392" calcext:value-type="float">
            <text:p>135.34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370824" calcext:value-type="float">
            <text:p>135.37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0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42264" calcext:value-type="float">
            <text:p>135.4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0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343392" calcext:value-type="float">
            <text:p>135.34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0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370824" calcext:value-type="float">
            <text:p>135.37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0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57504" calcext:value-type="float">
            <text:p>135.5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0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3312" calcext:value-type="float">
            <text:p>135.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0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568944" calcext:value-type="float">
            <text:p>135.56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0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45312" calcext:value-type="float">
            <text:p>135.4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0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532368" calcext:value-type="float">
            <text:p>135.53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0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532368" calcext:value-type="float">
            <text:p>135.53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0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398256" calcext:value-type="float">
            <text:p>135.39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0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4074" calcext:value-type="float">
            <text:p>135.40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0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443976" calcext:value-type="float">
            <text:p>135.44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0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45312" calcext:value-type="float">
            <text:p>135.4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0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4836" calcext:value-type="float">
            <text:p>135.4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0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523224" calcext:value-type="float">
            <text:p>135.52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0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45312" calcext:value-type="float">
            <text:p>135.4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0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45312" calcext:value-type="float">
            <text:p>135.4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0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492744" calcext:value-type="float">
            <text:p>135.49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0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425688" calcext:value-type="float">
            <text:p>135.42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0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51408" calcext:value-type="float">
            <text:p>135.5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0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541512" calcext:value-type="float">
            <text:p>135.54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0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59028" calcext:value-type="float">
            <text:p>135.59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0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66648" calcext:value-type="float">
            <text:p>135.6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0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657336" calcext:value-type="float">
            <text:p>135.65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0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684768" calcext:value-type="float">
            <text:p>135.68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0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75792" calcext:value-type="float">
            <text:p>135.7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0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770112" calcext:value-type="float">
            <text:p>135.77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0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724392" calcext:value-type="float">
            <text:p>135.72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0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733536" calcext:value-type="float">
            <text:p>135.73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0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703056" calcext:value-type="float">
            <text:p>135.70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0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608568" calcext:value-type="float">
            <text:p>135.60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0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206232" calcext:value-type="float">
            <text:p>135.20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0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45896" calcext:value-type="float">
            <text:p>136.4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0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197088" calcext:value-type="float">
            <text:p>135.19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0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175752" calcext:value-type="float">
            <text:p>135.17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0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251952" calcext:value-type="float">
            <text:p>135.25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0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251952" calcext:value-type="float">
            <text:p>135.25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0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22452" calcext:value-type="float">
            <text:p>135.22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0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166608" calcext:value-type="float">
            <text:p>135.16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0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20928" calcext:value-type="float">
            <text:p>135.2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0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166608" calcext:value-type="float">
            <text:p>135.16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0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242808" calcext:value-type="float">
            <text:p>135.24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0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291576" calcext:value-type="float">
            <text:p>135.29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0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251952" calcext:value-type="float">
            <text:p>135.25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0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215376" calcext:value-type="float">
            <text:p>135.21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0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1788" calcext:value-type="float">
            <text:p>135.1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0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166608" calcext:value-type="float">
            <text:p>135.16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0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206232" calcext:value-type="float">
            <text:p>135.20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0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197088" calcext:value-type="float">
            <text:p>135.19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0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157464" calcext:value-type="float">
            <text:p>135.15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0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22452" calcext:value-type="float">
            <text:p>135.22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0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264144" calcext:value-type="float">
            <text:p>135.26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0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23976" calcext:value-type="float">
            <text:p>135.2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0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22452" calcext:value-type="float">
            <text:p>135.22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0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215376" calcext:value-type="float">
            <text:p>135.21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0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273288" calcext:value-type="float">
            <text:p>135.27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0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157464" calcext:value-type="float">
            <text:p>135.15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0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251952" calcext:value-type="float">
            <text:p>135.25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0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264144" calcext:value-type="float">
            <text:p>135.26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0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184896" calcext:value-type="float">
            <text:p>135.18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0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215376" calcext:value-type="float">
            <text:p>135.21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206232" calcext:value-type="float">
            <text:p>135.20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0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319008" calcext:value-type="float">
            <text:p>135.31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10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309864" calcext:value-type="float">
            <text:p>135.30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09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233664" calcext:value-type="float">
            <text:p>135.23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09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157464" calcext:value-type="float">
            <text:p>135.15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09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251952" calcext:value-type="float">
            <text:p>135.25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09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184896" calcext:value-type="float">
            <text:p>135.18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09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175752" calcext:value-type="float">
            <text:p>135.17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09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242808" calcext:value-type="float">
            <text:p>135.24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09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130032" calcext:value-type="float">
            <text:p>135.13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09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215376" calcext:value-type="float">
            <text:p>135.21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09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166608" calcext:value-type="float">
            <text:p>135.16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09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139176" calcext:value-type="float">
            <text:p>135.13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09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166608" calcext:value-type="float">
            <text:p>135.16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09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206232" calcext:value-type="float">
            <text:p>135.20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09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07212" calcext:value-type="float">
            <text:p>135.07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09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11784" calcext:value-type="float">
            <text:p>135.1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09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14832" calcext:value-type="float">
            <text:p>135.1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09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099552" calcext:value-type="float">
            <text:p>135.09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09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11784" calcext:value-type="float">
            <text:p>135.1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09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108696" calcext:value-type="float">
            <text:p>135.10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09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23976" calcext:value-type="float">
            <text:p>135.2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09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27024" calcext:value-type="float">
            <text:p>135.2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09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846568" calcext:value-type="float">
            <text:p>134.84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09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05688" calcext:value-type="float">
            <text:p>135.0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09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846568" calcext:value-type="float">
            <text:p>134.84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09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837424" calcext:value-type="float">
            <text:p>134.83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09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837424" calcext:value-type="float">
            <text:p>134.83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09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85876" calcext:value-type="float">
            <text:p>134.85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09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867904" calcext:value-type="float">
            <text:p>134.86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09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90448" calcext:value-type="float">
            <text:p>134.9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09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75208" calcext:value-type="float">
            <text:p>134.7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09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874" calcext:value-type="float">
            <text:p>134.8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09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7216" calcext:value-type="float">
            <text:p>134.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08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50824" calcext:value-type="float">
            <text:p>134.5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08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6454" calcext:value-type="float">
            <text:p>134.64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08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5692" calcext:value-type="float">
            <text:p>134.5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08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82828" calcext:value-type="float">
            <text:p>134.82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08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44728" calcext:value-type="float">
            <text:p>134.4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08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35584" calcext:value-type="float">
            <text:p>134.3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08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31012" calcext:value-type="float">
            <text:p>134.31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08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2644" calcext:value-type="float">
            <text:p>134.2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08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08152" calcext:value-type="float">
            <text:p>134.0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08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05104" calcext:value-type="float">
            <text:p>134.0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08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02056" calcext:value-type="float">
            <text:p>134.0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08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67944" calcext:value-type="float">
            <text:p>132.6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07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9596" calcext:value-type="float">
            <text:p>133.9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3901</text:p>
          </table:table-cell>
          <table:table-cell office:value-type="string" calcext:value-type="string">
            <text:p>Headwaters GCD MW#8</text:p>
          </table:table-cell>
          <table:table-cell office:value-type="string" calcext:value-type="string">
            <text:p>2007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16" calcext:value-type="float">
            <text:p>137.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776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914" meta:object-count="0"/>
    <meta:user-defined meta:name="AppVersion">3.0</meta:user-defined>
  </office:meta>
</office:document-meta>
</file>